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svg:stroke-width="0.02cm" svg:stroke-color="#000000" draw:fill="none" draw:fill-color="#ffffff" fo:padding-top="-0.04cm" fo:padding-bottom="-0.04cm" fo:padding-left="-0.04cm" fo:padding-right="-0.04cm"/>
    </style:style>
    <style:style style:name="gr8" style:family="graphic" style:parent-style-name="standard">
      <style:graphic-properties draw:stroke="none" svg:stroke-width="0.02cm" draw:fill-color="#000000"/>
    </style:style>
    <style:style style:name="gr9" style:family="graphic" style:parent-style-name="standard">
      <style:graphic-properties draw:stroke="none" svg:stroke-width="0.02cm" draw:fill-color="#ffffff"/>
    </style:style>
    <style:style style:name="gr10" style:family="graphic" style:parent-style-name="standard">
      <style:graphic-properties draw:stroke="none" svg:stroke-width="0.02cm" draw:fill-color="#0078aa"/>
    </style:style>
    <style:style style:name="gr11" style:family="graphic" style:parent-style-name="standard">
      <style:graphic-properties svg:stroke-width="0.02cm" svg:stroke-color="#ffffff" draw:fill="none" draw:fill-color="#ffffff" fo:padding-top="-0.04cm" fo:padding-bottom="-0.04cm" fo:padding-left="-0.04cm" fo:padding-right="-0.04cm"/>
    </style:style>
  </office:automatic-styles>
  <office:body>
    <office:drawing>
      <draw:page draw:name="page1" draw:style-name="dp1" draw:master-page-name="Default">
        <draw:g>
          <draw:glue-point draw:id="4" svg:x="-4.216cm" svg:y="-5cm"/>
          <draw:glue-point draw:id="5" svg:x="5cm" svg:y="-5cm"/>
          <draw:glue-point draw:id="6" svg:x="0.392cm" svg:y="-5cm"/>
          <draw:glue-point draw:id="7" svg:x="-5cm" svg:y="5cm"/>
          <draw:glue-point draw:id="8" svg:x="4.22cm" svg:y="5cm"/>
          <draw:glue-point draw:id="9" svg:x="-0.39cm" svg:y="5cm"/>
          <draw:glue-point draw:id="10" svg:x="-5cm" svg:y="-3.937cm"/>
          <draw:glue-point draw:id="11" svg:x="-5cm" svg:y="0.532cm"/>
          <draw:glue-point draw:id="12" svg:x="5cm" svg:y="3.853cm"/>
          <draw:glue-point draw:id="13" svg:x="5cm" svg:y="-0.574cm"/>
          <draw:glue-point draw:id="14" svg:x="0.001cm" svg:y="-0.013cm"/>
          <draw:polygon draw:style-name="gr1" draw:layer="layout" svg:width="2.74cm" svg:height="1.787cm" svg:x="0cm" svg:y="0.213cm" svg:viewBox="0 0 2741 1788" draw:points="0,0 0,1788 2741,1788 2741,0">
            <text:p/>
          </draw:polygon>
          <draw:line draw:style-name="gr2" draw:layer="layout" svg:x1="0cm" svg:y1="0.213cm" svg:x2="0cm" svg:y2="2.001cm">
            <text:p/>
          </draw:line>
          <draw:line draw:style-name="gr2" draw:layer="layout" svg:x1="0cm" svg:y1="2cm" svg:x2="2.741cm" svg:y2="2cm">
            <text:p/>
          </draw:line>
          <draw:line draw:style-name="gr2" draw:layer="layout" svg:x1="2.74cm" svg:y1="2.001cm" svg:x2="2.74cm" svg:y2="0.213cm">
            <text:p/>
          </draw:line>
          <draw:line draw:style-name="gr2" draw:layer="layout" svg:x1="2.741cm" svg:y1="0.213cm" svg:x2="0cm" svg:y2="0.213cm">
            <text:p/>
          </draw:line>
          <draw:polygon draw:style-name="gr3" draw:layer="layout" svg:width="2.972cm" svg:height="0.213cm" svg:x="0cm" svg:y="0cm" svg:viewBox="0 0 2973 214" draw:points="0,214 233,0 2973,0 2741,214">
            <text:p/>
          </draw:polygon>
          <draw:line draw:style-name="gr2" draw:layer="layout" svg:x1="0cm" svg:y1="0.214cm" svg:x2="0.234cm" svg:y2="0cm">
            <text:p/>
          </draw:line>
          <draw:line draw:style-name="gr2" draw:layer="layout" svg:x1="0.233cm" svg:y1="0cm" svg:x2="2.973cm" svg:y2="0cm">
            <text:p/>
          </draw:line>
          <draw:line draw:style-name="gr2" draw:layer="layout" svg:x1="2.973cm" svg:y1="0cm" svg:x2="2.74cm" svg:y2="0.214cm">
            <text:p/>
          </draw:line>
          <draw:line draw:style-name="gr2" draw:layer="layout" svg:x1="2.741cm" svg:y1="0.213cm" svg:x2="0cm" svg:y2="0.213cm">
            <text:p/>
          </draw:line>
          <draw:polygon draw:style-name="gr4" draw:layer="layout" svg:width="0.232cm" svg:height="1.984cm" svg:x="2.74cm" svg:y="0cm" svg:viewBox="0 0 233 1985" draw:points="0,212 233,0 233,1771 0,1985">
            <text:p/>
          </draw:polygon>
          <draw:line draw:style-name="gr2" draw:layer="layout" svg:x1="2.74cm" svg:y1="0.214cm" svg:x2="2.973cm" svg:y2="0cm">
            <text:p/>
          </draw:line>
          <draw:line draw:style-name="gr2" draw:layer="layout" svg:x1="2.972cm" svg:y1="0cm" svg:x2="2.972cm" svg:y2="1.772cm">
            <text:p/>
          </draw:line>
          <draw:line draw:style-name="gr2" draw:layer="layout" svg:x1="2.973cm" svg:y1="1.771cm" svg:x2="2.74cm" svg:y2="1.985cm">
            <text:p/>
          </draw:line>
          <draw:line draw:style-name="gr2" draw:layer="layout" svg:x1="2.74cm" svg:y1="1.985cm" svg:x2="2.74cm" svg:y2="0.213cm">
            <text:p/>
          </draw:line>
          <draw:polygon draw:style-name="gr5" draw:layer="layout" svg:width="0.714cm" svg:height="0.328cm" svg:x="0.199cm" svg:y="0.524cm" svg:viewBox="0 0 715 329" draw:points="465,99 465,0 715,164 465,329 465,230 0,230 0,99">
            <text:p/>
          </draw:polygon>
          <draw:polygon draw:style-name="gr5" draw:layer="layout" svg:width="0.714cm" svg:height="0.328cm" svg:x="0.199cm" svg:y="0.967cm" svg:viewBox="0 0 715 329" draw:points="465,98 465,0 715,164 465,329 465,230 0,230 0,98">
            <text:p/>
          </draw:polygon>
          <draw:polygon draw:style-name="gr5" draw:layer="layout" svg:width="0.714cm" svg:height="0.328cm" svg:x="0.199cm" svg:y="1.41cm" svg:viewBox="0 0 715 329" draw:points="465,98 465,0 715,163 465,329 465,229 0,229 0,98">
            <text:p/>
          </draw:polygon>
          <draw:polygon draw:style-name="gr6" draw:layer="layout" svg:width="0.714cm" svg:height="0.327cm" svg:x="0.166cm" svg:y="0.492cm" svg:viewBox="0 0 715 328" draw:points="465,98 465,0 715,164 465,328 465,230 0,230 0,98">
            <text:p/>
          </draw:polygon>
          <draw:polygon draw:style-name="gr6" draw:layer="layout" svg:width="0.714cm" svg:height="0.328cm" svg:x="0.166cm" svg:y="0.934cm" svg:viewBox="0 0 715 329" draw:points="465,98 465,0 715,164 465,329 465,230 0,230 0,98">
            <text:p/>
          </draw:polygon>
          <draw:polygon draw:style-name="gr6" draw:layer="layout" svg:width="0.714cm" svg:height="0.328cm" svg:x="0.166cm" svg:y="1.377cm" svg:viewBox="0 0 715 329" draw:points="465,98 465,0 715,164 465,329 465,230 0,230 0,98">
            <text:p/>
          </draw:polygon>
          <draw:polygon draw:style-name="gr5" draw:layer="layout" svg:width="0.83cm" svg:height="0.508cm" svg:x="1.046cm" svg:y="0.869cm" svg:viewBox="0 0 831 509" draw:points="0,0 0,509 831,509 831,0">
            <text:p/>
          </draw:polygon>
          <draw:polygon draw:style-name="gr5" draw:layer="layout" svg:width="0.83cm" svg:height="0.278cm" svg:x="1.045cm" svg:y="0.737cm" svg:viewBox="0 0 831 279" draw:points="831,139 830,132 829,124 826,118 822,111 818,104 812,97 805,91 797,84 788,78 779,71 768,65 756,59 744,53 731,48 717,43 702,38 686,33 670,29 653,24 635,20 617,17 598,14 578,10 559,8 539,5 519,3 498,2 478,1 457,0 436,0 415,0 394,0 373,0 353,1 332,2 311,3 291,5 271,8 252,10 232,14 213,17 195,20 177,24 160,29 144,33 129,38 113,43 99,48 87,53 74,59 62,65 51,71 42,78 33,84 25,91 18,97 12,104 8,111 5,118 1,124 0,132 0,139 0,146 1,153 5,160 8,167 12,174 18,181 25,187 33,194 42,200 51,206 62,213 74,219 87,225 99,230 113,235 129,240 144,245 160,249 177,254 195,257 213,261 232,264 252,267 271,270 291,272 311,274 332,276 353,277 373,278 394,279 415,279 436,279 457,278 478,277 498,276 519,274 539,272 559,270 578,267 598,264 617,261 635,257 653,254 670,249 686,245 702,240 717,235 731,230 744,225 756,219 768,213 779,206 788,200 797,194 805,187 812,181 818,174 822,167 826,160 829,153 830,146">
            <text:p/>
          </draw:polygon>
          <draw:polygon draw:style-name="gr7" draw:layer="layout" svg:width="0.83cm" svg:height="0.263cm" svg:x="1.03cm" svg:y="0.738cm" svg:viewBox="0 0 831 264" draw:points="831,131 830,124 829,119 825,112 822,105 817,99 811,92 804,85 796,79 788,73 778,67 767,62 756,56 744,50 731,45 716,41 701,36 686,31 670,27 653,23 635,20 616,16 598,13 578,10 559,7 539,6 519,4 499,2 478,0 457,0 436,0 415,0 395,0 373,0 353,0 331,2 310,4 291,6 270,7 251,10 232,13 213,16 195,20 177,23 160,27 144,31 129,36 114,41 100,45 87,50 74,56 63,62 52,67 42,73 34,79 25,85 18,92 12,99 8,105 5,112 1,119 0,124 0,131 0,138 1,144 5,151 8,158 12,164 18,170 25,178 34,184 42,189 52,195 63,201 74,206 87,212 100,217 114,222 129,227 144,231 160,236 177,240 195,243 213,246 232,249 251,253 270,255 291,257 310,259 331,261 353,262 373,263 395,264 415,264 436,264 457,263 478,262 499,261 519,259 539,257 559,255 578,253 598,249 616,246 635,243 653,240 670,236 686,231 701,227 716,222 731,217 744,212 756,206 767,201 778,195 788,189 796,184 804,178 811,170 817,164 822,158 825,151 829,144 830,138">
            <text:p/>
          </draw:polygon>
          <draw:polygon draw:style-name="gr8" draw:layer="layout" svg:width="0.83cm" svg:height="0.261cm" svg:x="1.045cm" svg:y="1.246cm" svg:viewBox="0 0 831 262" draw:points="831,131 830,124 829,117 826,111 822,105 818,98 812,91 805,85 797,79 788,73 779,67 768,61 756,55 744,50 731,45 717,40 702,35 686,31 670,27 653,23 635,19 617,16 598,13 578,10 559,7 539,5 519,3 498,2 478,1 457,0 436,0 415,0 394,0 373,0 353,1 332,2 311,3 291,5 271,7 252,10 232,13 213,16 195,19 177,23 160,27 144,31 129,35 113,40 99,45 87,50 74,55 62,61 51,67 42,73 33,79 25,85 18,91 12,98 8,105 5,111 1,117 0,124 0,131 0,137 1,144 5,150 8,157 12,163 18,170 25,176 33,182 42,188 51,194 62,200 74,206 87,211 99,215 113,221 129,226 144,230 160,234 177,238 195,242 213,245 232,248 252,251 271,254 291,256 311,257 332,259 353,261 373,261 394,262 415,262 436,262 457,261 478,261 498,259 519,257 539,256 559,254 578,251 598,248 617,245 635,242 653,238 670,234 686,230 702,226 717,221 731,215 744,211 756,206 768,200 779,194 788,188 797,182 805,176 812,170 818,163 822,157 826,150 829,144 830,137">
            <text:p/>
          </draw:polygon>
          <draw:polygon draw:style-name="gr7" draw:layer="layout" svg:width="0.83cm" svg:height="0.263cm" svg:x="1.03cm" svg:y="1.229cm" svg:viewBox="0 0 831 264" draw:points="831,132 830,124 829,119 825,112 822,105 817,98 811,92 804,85 796,79 788,73 778,67 767,62 756,56 744,51 731,45 716,40 701,36 686,31 670,27 653,23 635,19 616,17 598,13 578,10 559,8 539,6 519,4 499,2 478,1 457,0 436,0 415,0 395,0 373,0 353,1 331,2 310,4 291,6 270,8 251,10 232,13 213,17 195,19 177,23 160,27 144,31 129,36 114,40 100,45 87,51 74,56 63,62 52,67 42,73 34,79 25,85 18,92 12,98 8,105 5,112 1,119 0,124 0,132 0,138 1,144 5,151 8,158 12,164 18,170 25,177 34,184 42,189 52,195 63,201 74,207 87,212 100,217 114,222 129,227 144,231 160,236 177,240 195,244 213,246 232,249 251,253 270,255 291,257 310,259 331,261 353,262 373,263 395,264 415,264 436,264 457,263 478,262 499,261 519,259 539,257 559,255 578,253 598,249 616,246 635,244 653,240 670,236 686,231 701,227 716,222 731,217 744,212 756,207 767,201 778,195 788,189 796,184 804,177 811,170 817,164 822,158 825,151 829,144 830,138">
            <text:p/>
          </draw:polygon>
          <draw:polygon draw:style-name="gr9" draw:layer="layout" svg:width="0.83cm" svg:height="0.508cm" svg:x="1.013cm" svg:y="0.836cm" svg:viewBox="0 0 831 509" draw:points="0,0 0,509 831,509 831,0">
            <text:p/>
          </draw:polygon>
          <draw:polygon draw:style-name="gr10" draw:layer="layout" svg:width="0.83cm" svg:height="0.279cm" svg:x="1.012cm" svg:y="0.704cm" svg:viewBox="0 0 831 280" draw:points="831,139 830,133 829,125 826,118 822,112 817,105 812,98 805,91 796,84 788,78 779,72 768,66 756,59 744,53 730,48 717,43 702,38 686,33 669,29 653,24 635,21 617,17 598,14 579,11 559,8 539,6 519,4 499,2 478,1 457,0 437,0 415,0 394,0 373,0 352,1 332,2 311,4 291,6 271,8 251,11 232,14 213,17 195,21 178,24 160,29 144,33 128,38 113,43 100,48 87,53 74,59 62,66 52,72 42,78 34,84 25,91 18,98 13,105 8,112 5,118 1,125 0,133 0,139 0,146 1,154 5,160 8,167 13,174 18,181 25,188 34,195 42,201 52,207 62,214 74,220 87,225 100,231 113,236 128,241 144,246 160,250 178,255 195,259 213,262 232,265 251,268 271,271 291,273 311,275 332,276 352,278 373,279 394,280 415,280 437,280 457,279 478,278 499,276 519,275 539,273 559,271 579,268 598,265 617,262 635,259 653,255 669,250 686,246 702,241 717,236 730,231 744,225 756,220 768,214 779,207 788,201 796,195 805,188 812,181 817,174 822,167 826,160 829,154 830,146">
            <text:p/>
          </draw:polygon>
          <draw:polygon draw:style-name="gr11" draw:layer="layout" svg:width="0.83cm" svg:height="0.263cm" svg:x="0.996cm" svg:y="0.705cm" svg:viewBox="0 0 831 264" draw:points="831,132 830,125 828,119 825,112 822,105 817,98 811,92 805,85 796,79 788,74 778,68 767,62 756,56 744,51 731,46 716,41 701,36 686,32 670,27 652,23 635,19 616,17 598,13 579,11 559,8 539,6 519,4 499,2 478,1 457,0 436,0 415,0 395,0 373,0 352,1 331,2 311,4 290,6 271,8 251,11 232,13 213,17 195,19 178,23 160,27 144,32 129,36 114,41 100,46 87,51 74,56 63,62 52,68 42,74 34,79 25,85 18,92 13,98 8,105 5,112 2,119 0,125 0,132 0,138 2,145 5,152 8,158 13,165 18,171 25,178 34,184 42,190 52,196 63,201 74,207 87,213 100,217 114,222 129,227 144,232 160,236 178,240 195,244 213,247 232,250 251,253 271,256 290,257 311,259 331,261 352,263 373,263 395,264 415,264 436,264 457,263 478,263 499,261 519,259 539,257 559,256 579,253 598,250 616,247 635,244 652,240 670,236 686,232 701,227 716,222 731,217 744,213 756,207 767,201 778,196 788,190 796,184 805,178 811,171 817,165 822,158 825,152 828,145 830,138">
            <text:p/>
          </draw:polygon>
          <draw:polygon draw:style-name="gr9" draw:layer="layout" svg:width="0.83cm" svg:height="0.262cm" svg:x="1.012cm" svg:y="1.213cm" svg:viewBox="0 0 831 263" draw:points="831,131 830,124 829,118 826,111 822,105 817,98 812,92 805,85 796,79 788,73 779,67 768,61 756,56 744,51 730,46 717,41 702,36 686,32 669,27 653,23 635,20 617,16 598,14 579,11 559,8 539,6 519,4 499,2 478,1 457,0 437,0 415,0 394,0 373,0 352,1 332,2 311,4 291,6 271,8 251,11 232,14 213,16 195,20 178,23 160,27 144,32 128,36 113,41 100,46 87,51 74,56 62,61 52,67 42,73 34,79 25,85 18,92 13,98 8,105 5,111 1,118 0,124 0,131 0,138 1,144 5,151 8,158 13,164 18,170 25,177 34,183 42,189 52,195 62,201 74,206 87,212 100,216 113,221 128,226 144,231 160,235 178,239 195,242 213,246 232,249 251,252 271,255 291,256 311,258 332,260 352,262 373,262 394,263 415,263 437,263 457,262 478,262 499,260 519,258 539,256 559,255 579,252 598,249 617,246 635,242 653,239 669,235 686,231 702,226 717,221 730,216 744,212 756,206 768,201 779,195 788,189 796,183 805,177 812,170 817,164 822,158 826,151 829,144 830,138">
            <text:p/>
          </draw:polygon>
          <draw:polygon draw:style-name="gr11" draw:layer="layout" svg:width="0.83cm" svg:height="0.263cm" svg:x="0.996cm" svg:y="1.196cm" svg:viewBox="0 0 831 264" draw:points="831,132 830,125 828,119 825,112 822,105 817,99 811,93 805,86 796,79 788,73 778,68 767,62 756,56 744,51 731,46 716,41 701,36 686,32 670,27 652,23 635,19 616,16 598,13 579,10 559,8 539,6 519,4 499,2 478,1 457,0 436,0 415,0 395,0 373,0 352,1 331,2 311,4 290,6 271,8 251,10 232,13 213,16 195,19 178,23 160,27 144,32 129,36 114,41 100,46 87,51 74,56 63,62 52,68 42,73 34,79 25,86 18,93 13,99 8,105 5,112 2,119 0,125 0,132 0,138 2,145 5,152 8,158 13,165 18,171 25,178 34,184 42,190 52,196 63,201 74,207 87,213 100,217 114,222 129,227 144,232 160,236 178,240 195,244 213,246 232,250 251,253 271,256 290,258 311,259 331,261 352,262 373,263 395,264 415,264 436,264 457,263 478,262 499,261 519,259 539,258 559,256 579,253 598,250 616,246 635,244 652,240 670,236 686,232 701,227 716,222 731,217 744,213 756,207 767,201 778,196 788,190 796,184 805,178 811,171 817,165 822,158 825,152 828,145 830,138">
            <text:p/>
          </draw:polygon>
          <draw:polygon draw:style-name="gr8" draw:layer="layout" svg:width="0.531cm" svg:height="0.328cm" svg:x="1.942cm" svg:y="0.967cm" svg:viewBox="0 0 532 329" draw:points="249,98 249,0 0,164 249,329 249,230 532,230 532,98">
            <text:p/>
          </draw:polygon>
          <draw:polygon draw:style-name="gr8" draw:layer="layout" svg:width="0.548cm" svg:height="0.328cm" svg:x="2.109cm" svg:y="0.967cm" svg:viewBox="0 0 549 329" draw:points="300,98 300,0 549,164 300,329 300,230 0,230 0,98">
            <text:p/>
          </draw:polygon>
          <draw:polygon draw:style-name="gr9" draw:layer="layout" svg:width="0.531cm" svg:height="0.328cm" svg:x="1.909cm" svg:y="0.934cm" svg:viewBox="0 0 532 329" draw:points="249,98 249,0 0,164 249,329 249,230 532,230 532,98">
            <text:p/>
          </draw:polygon>
          <draw:polygon draw:style-name="gr9" draw:layer="layout" svg:width="0.549cm" svg:height="0.328cm" svg:x="2.075cm" svg:y="0.934cm" svg:viewBox="0 0 550 329" draw:points="299,98 299,0 550,164 299,329 299,230 0,230 0,9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E 1100</dc:title>
    <meta:creation-date>2011-02-07T16:40:22</meta:creation-date>
    <meta:editing-duration>P0D</meta:editing-duration>
    <meta:editing-cycles>1</meta:editing-cycles>
    <meta:document-statistic meta:object-count="36"/>
    <meta:generator>OpenOffice.org/3.3$Linux OpenOffice.org_project/330m20$Build-9567</meta:generator>
  </office:meta>
</office:document-meta>
</file>